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1.43mm"/>
    </style:style>
    <style:style style:name="ro1" style:family="table-row">
      <style:table-row-properties style:row-height="6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style:font-name="Liberation Sans" style:font-name-asian="SimSun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ersegi Ajaib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matrix-columns-spanned="1" table:number-matrix-rows-spanned="1" table:formula="of:=SUM(N(OFFSET([.D3];ROW(INDIRECT(&quot;1:&quot;&amp;ROWS([.E4:.N13]);1));ROW(INDIRECT(&quot;1:&quot;&amp;ROWS([.E4:.N13]);1)))))" office:value-type="string" office:string-value="" calcext:value-type="error">
            <text:p>#VALUE!</text:p>
          </table:table-cell>
          <table:table-cell table:formula="of:=SUM([.E4:.E13])" office:value-type="float" office:value="31" calcext:value-type="float">
            <text:p>31</text:p>
          </table:table-cell>
          <table:table-cell table:formula="of:=SUM([.F4:.F13])" office:value-type="float" office:value="36" calcext:value-type="float">
            <text:p>36</text:p>
          </table:table-cell>
          <table:table-cell table:number-columns-repeated="6"/>
          <table:table-cell table:formula="of:=SUM([.M4:.M13])" office:value-type="float" office:value="35" calcext:value-type="float">
            <text:p>35</text:p>
          </table:table-cell>
          <table:table-cell table:formula="of:=SUM([.N4:.N13])" office:value-type="float" office:value="28" calcext:value-type="float">
            <text:p>28</text:p>
          </table:table-cell>
          <table:table-cell table:style-name="ce2" table:number-matrix-columns-spanned="1" table:number-matrix-rows-spanned="1" table:formula="of:=SUM(N(OFFSET([.D14];-ROW(INDIRECT(&quot;1:&quot;&amp;ROWS([.E4:.N13]);1));ROW(INDIRECT(&quot;1:&quot;&amp;ROWS([.E4:.N13]);1)))))" office:value-type="string" office:string-value="" calcext:value-type="error">
            <text:p>#VALUE!</text:p>
          </table:table-cell>
          <table:table-cell table:formula="of:=FORMULA([.O3])" office:value-type="string" office:string-value="{=SUM(N(OFFSET(D14;-ROW(INDIRECT(&quot;1:&quot;&amp;ROWS(E4:N13);1));ROW(INDIRECT(&quot;1:&quot;&amp;ROWS(E4:N13);1)))))}" calcext:value-type="string">
            <text:p>{=SUM(N(OFFSET(D14;-ROW(INDIRECT("1:"&amp;ROWS(E4:N13);1));ROW(INDIRECT("1:"&amp;ROWS(E4:N13);1)))))}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formula="of:=LEN([.P3])"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6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5"/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float" office:value="9" calcext:value-type="float">
            <text:p>9</text:p>
          </table:table-cell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10"/>
        </table:table-row>
        <table:table-row table:style-name="ro1" table:number-rows-repeated="3">
          <table:table-cell table:number-columns-repeated="4"/>
          <table:table-cell table:style-name="ce1" table:number-columns-repeated="10"/>
          <table:table-cell table:number-columns-repeated="1010"/>
        </table:table-row>
        <table:table-row table:style-name="ro1"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number-columns-repeated="6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 style:data-style-name="N2" text:time-value="17:32:47.784293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1:16:44.064729787</meta:creation-date>
    <dc:date>2018-04-17T17:38:09.568408934</dc:date>
    <meta:editing-duration>PT8M19S</meta:editing-duration>
    <meta:editing-cycles>2</meta:editing-cycles>
    <meta:generator>LibreOffice/6.0.3.2$Linux_X86_64 LibreOffice_project/00m0$Build-2</meta:generator>
    <meta:document-statistic meta:table-count="1" meta:cell-count="33" meta:object-count="0"/>
  </office:meta>
</office:document-meta>
</file>